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1cm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1cm" draw:marker-start-width="0.215cm" draw:marker-end="" draw:marker-end-width="0.315cm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width="0.4cm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stroke="dash" draw:stroke-dash="Ultrafine_20_Dashed"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12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family="'Century Schoolbook L'" style:font-family-generic="roman" style:font-pitch="variable" fo:font-style="italic" style:font-style-asian="italic" style:font-style-complex="italic"/>
    </style:style>
    <style:style style:name="P4" style:family="paragraph">
      <style:text-properties fo:color="#000000" fo:font-size="14pt" style:font-size-asian="14pt" style:font-size-complex="14pt"/>
    </style:style>
    <style:style style:name="P5" style:family="paragraph">
      <style:text-properties fo:color="#000000" fo:font-size="12pt" style:font-size-asian="12pt" style:font-size-complex="12pt"/>
    </style:style>
    <style:style style:name="T1" style:family="text">
      <style:text-properties fo:color="#000000"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247cm" svg:height="4.494cm" svg:x="5.513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8cm" svg:height="4.494cm" svg:x="6.411cm" svg:y="0.70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6cm" svg:y1="6.4cm" svg:x2="8.659cm" svg:y2="5.201cm">
          <text:p/>
        </draw:line>
        <draw:line draw:style-name="gr4" draw:text-style-name="P1" draw:layer="layout" svg:x1="5.513cm" svg:y1="6.4cm" svg:x2="6.412cm" svg:y2="5.201cm">
          <text:p/>
        </draw:line>
        <draw:line draw:style-name="gr3" draw:text-style-name="P1" draw:layer="layout" svg:x1="7.76cm" svg:y1="1.906cm" svg:x2="8.659cm" svg:y2="0.707cm">
          <text:p/>
        </draw:line>
        <draw:line draw:style-name="gr3" draw:text-style-name="P1" draw:layer="layout" svg:x1="5.513cm" svg:y1="1.906cm" svg:x2="6.412cm" svg:y2="0.707cm">
          <text:p/>
        </draw:line>
        <draw:line draw:style-name="gr3" draw:text-style-name="P1" draw:layer="layout" svg:x1="6.412cm" svg:y1="0.707cm" svg:x2="8.659cm" svg:y2="0.707cm">
          <text:p/>
        </draw:line>
        <draw:line draw:style-name="gr3" draw:text-style-name="P1" draw:layer="layout" svg:x1="8.659cm" svg:y1="5.202cm" svg:x2="8.659cm" svg:y2="0.707cm">
          <text:p/>
        </draw:line>
        <draw:custom-shape draw:style-name="gr5" draw:text-style-name="P1" draw:layer="layout" svg:width="0.246cm" svg:height="0.246cm" svg:x="6.196cm" svg:y="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196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651cm" svg:y="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8.039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879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5cm" svg:height="0.246cm" svg:x="7.515cm" svg:y="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196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5.84cm" svg:y="3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424cm" svg:y="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7.107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5.968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029cm" svg:y="5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879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879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7.88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6.651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8.255cm" svg:y="2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7.335cm" svg:y="3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7.335cm" svg:y="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7.335cm" svg:y="5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7.335cm" svg:y="2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46cm" svg:height="0.246cm" svg:x="8.124cm" svg:y="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514cm" svg:y1="2.758cm" svg:x2="6.413cm" svg:y2="1.559cm">
          <text:p/>
        </draw:line>
        <draw:line draw:style-name="gr4" draw:text-style-name="P1" draw:layer="layout" svg:x1="8.659cm" svg:y1="1.561cm" svg:x2="6.414cm" svg:y2="1.56cm">
          <text:p/>
        </draw:line>
        <draw:line draw:style-name="gr4" draw:text-style-name="P1" draw:layer="layout" svg:x1="7.748cm" svg:y1="2.701cm" svg:x2="5.503cm" svg:y2="2.7cm">
          <text:p/>
        </draw:line>
        <draw:line draw:style-name="gr4" draw:text-style-name="P1" draw:layer="layout" svg:x1="7.76cm" svg:y1="2.76cm" svg:x2="8.659cm" svg:y2="1.561cm">
          <text:p/>
        </draw:line>
        <draw:line draw:style-name="gr6" draw:text-style-name="P1" draw:layer="layout" svg:x1="1.5cm" svg:y1="3.8cm" svg:x2="5.854cm" svg:y2="3.781cm">
          <text:p/>
        </draw:line>
        <draw:line draw:style-name="gr7" draw:text-style-name="P1" draw:layer="layout" svg:x1="8.246cm" svg:y1="3.781cm" svg:x2="12cm" svg:y2="3.8cm">
          <text:p/>
        </draw:line>
        <draw:line draw:style-name="gr8" draw:text-style-name="P1" draw:layer="layout" svg:x1="4.5cm" svg:y1="6.8cm" svg:x2="9cm" svg:y2="6.8cm">
          <text:p/>
        </draw:line>
        <draw:frame draw:style-name="gr9" draw:text-style-name="P3" draw:layer="layout" svg:width="1cm" svg:height="1.25cm" svg:x="9cm" svg:y="6.2cm">
          <draw:text-box>
            <text:p text:style-name="P2"><text:span text:style-name="T1">x</text:span></text:p>
          </draw:text-box>
        </draw:frame>
        <draw:line draw:style-name="gr4" draw:text-style-name="P1" draw:layer="layout" svg:x1="5.514cm" svg:y1="6.401cm" svg:x2="5.522cm" svg:y2="6.977cm">
          <text:p/>
        </draw:line>
        <draw:frame draw:style-name="gr9" draw:text-style-name="P2" draw:layer="layout" svg:width="1cm" svg:height="1.25cm" svg:x="5.1cm" svg:y="6.8cm">
          <draw:text-box>
            <text:p text:style-name="P2"><text:span text:style-name="T2">0</text:span></text:p>
          </draw:text-box>
        </draw:frame>
        <draw:frame draw:style-name="gr9" draw:text-style-name="P2" draw:layer="layout" svg:width="3.3cm" svg:height="1.25cm" svg:x="1.9cm" svg:y="2.6cm">
          <draw:text-box>
            <text:p text:style-name="P2"><text:span text:style-name="T2">入射光</text:span></text:p>
          </draw:text-box>
        </draw:frame>
        <draw:frame draw:style-name="gr10" draw:text-style-name="P4" draw:layer="layout" svg:width="3cm" svg:height="0.784cm" svg:x="8.8cm" svg:y="5.6cm">
          <draw:text-box>
            <text:p text:style-name="P2"><text:span text:style-name="T3">溶液</text:span></text:p>
          </draw:text-box>
        </draw:frame>
        <draw:line draw:style-name="gr4" draw:text-style-name="P1" draw:layer="layout" svg:x1="9cm" svg:y1="5.8cm" svg:x2="8cm" svg:y2="4.8cm">
          <text:p/>
        </draw:line>
        <draw:frame draw:style-name="gr10" draw:text-style-name="P4" draw:layer="layout" svg:width="5.5cm" svg:height="0.784cm" svg:x="9cm" svg:y="4.8cm">
          <draw:text-box>
            <text:p text:style-name="P2"><text:span text:style-name="T3">溶質</text:span><text:span text:style-name="T4">（小さくて目には見えない）</text:span></text:p>
          </draw:text-box>
        </draw:frame>
        <draw:line draw:style-name="gr4" draw:text-style-name="P1" draw:layer="layout" svg:x1="9.17cm" svg:y1="5.021cm" svg:x2="8.3cm" svg:y2="4.6cm">
          <text:p/>
        </draw:line>
        <draw:frame draw:style-name="gr10" draw:text-style-name="P4" draw:layer="layout" svg:width="3.9cm" svg:height="1.161cm" svg:x="1.6cm" svg:y="5.6cm">
          <draw:text-box>
            <text:p text:style-name="P2"><text:span text:style-name="T3">セル</text:span><text:span text:style-name="T4">（ガラスや石英でできた容器）</text:span></text:p>
          </draw:text-box>
        </draw:frame>
        <draw:line draw:style-name="gr4" draw:text-style-name="P1" draw:layer="layout" svg:x1="2.975cm" svg:y1="5.744cm" svg:x2="5.5cm" svg:y2="5.1cm">
          <text:p/>
        </draw:line>
        <draw:frame draw:style-name="gr9" draw:text-style-name="P2" draw:layer="layout" svg:width="3.3cm" svg:height="1.25cm" svg:x="8.8cm" svg:y="2.6cm">
          <draw:text-box>
            <text:p text:style-name="P2"><text:span text:style-name="T2">透過光</text:span></text:p>
          </draw:text-box>
        </draw:frame>
        <draw:custom-shape draw:style-name="gr11" draw:text-style-name="P1" draw:layer="layout" svg:width="2.057cm" svg:height="1.5cm" svg:x="12.343cm" svg:y="3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236cm" svg:height="0.524cm" svg:x="12.1cm" svg:y="3.54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5cm" svg:height="1.25cm" svg:x="12.3cm" svg:y="3.449cm">
          <draw:text-box>
            <text:p text:style-name="P2"><text:span text:style-name="T5">センサー</text:span></text:p>
          </draw:text-box>
        </draw:frame>
        <draw:custom-shape draw:style-name="gr12" draw:text-style-name="P1" draw:layer="layout" svg:width="1cm" svg:height="1.5cm" svg:x="0.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32cm" svg:height="1.1cm" svg:x="1.03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2.5cm" svg:height="1.25cm" svg:x="0.5cm" svg:y="4.549cm">
          <draw:text-box>
            <text:p text:style-name="P2"><text:span text:style-name="T5">光源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05-04T19:23:29</meta:creation-date>
    <dc:creator>Nasahara Kenlo</dc:creator>
    <dc:date>2013-11-30T19:37:56</dc:date>
    <meta:editing-cycles>11</meta:editing-cycles>
    <meta:editing-duration>PT55M41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